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8000000C8027CB070FE6BE497C.pdf" manifest:media-type="application/pdf"/>
  <manifest:file-entry manifest:full-path="Pictures/1000000000000C8000000C80D91E514E78D7DDC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0.54cm" svg:y="0.321cm" svg:width="5.001cm" svg:height="5.001cm" draw:z-index="0"><draw:image xlink:href="Pictures/1000000000000C8000000C8027CB070FE6BE497C.pdf" xlink:type="simple" xlink:show="embed" xlink:actuate="onLoad" loext:mime-type="application/pdf"/><draw:image xlink:href="Pictures/1000000000000C8000000C80D91E514E78D7DDCD.png" xlink:type="simple" xlink:show="embed" xlink:actuate="onLoad" loext:mime-type="image/png"/></draw:frame><draw:frame draw:style-name="fr1" draw:name="Bild2" text:anchor-type="paragraph" svg:x="7.077cm" svg:y="0.169cm" svg:width="9.999cm" svg:height="9.999cm" draw:z-index="1"><draw:image xlink:href="Pictures/1000000000000C8000000C8027CB070FE6BE497C.pdf" xlink:type="simple" xlink:show="embed" xlink:actuate="onLoad" loext:mime-type="application/pdf"/><draw:image xlink:href="Pictures/1000000000000C8000000C80D91E514E78D7DDCD.png" xlink:type="simple" xlink:show="embed" xlink:actuate="onLoad" loext:mime-type="image/png"/></draw:frame><draw:frame draw:style-name="fr1" draw:name="Bild3" text:anchor-type="paragraph" svg:x="0.579cm" svg:y="10.312cm" svg:width="15cm" svg:height="15cm" draw:z-index="2"><draw:image xlink:href="Pictures/1000000000000C8000000C8027CB070FE6BE497C.pdf" xlink:type="simple" xlink:show="embed" xlink:actuate="onLoad" loext:mime-type="application/pdf"/><draw:image xlink:href="Pictures/1000000000000C8000000C80D91E514E78D7DD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8T18:49:37.521000000</meta:creation-date>
    <dc:date>2020-12-28T20:59:30.337000000</dc:date>
    <meta:editing-duration>PT1H39M31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